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size="13pt" officeooo:rsid="000ebe91" officeooo:paragraph-rsid="000ebe91" style:font-size-asian="11.3500003814697pt" style:font-size-complex="13pt"/>
    </style:style>
    <style:style style:name="P2" style:family="paragraph" style:parent-style-name="Preformatted_20_Text">
      <style:text-properties fo:font-size="15pt" officeooo:rsid="000ebe91" officeooo:paragraph-rsid="000ebe91" style:font-size-asian="15pt" style:font-size-complex="15pt"/>
    </style:style>
    <style:style style:name="P3" style:family="paragraph" style:parent-style-name="Preformatted_20_Text">
      <style:text-properties fo:font-size="12pt" officeooo:rsid="000ebe91" officeooo:paragraph-rsid="000ebe91"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kumentaatio</text:p>
      <text:p text:style-name="P1"/>
      <text:p text:style-name="P1"/>
      <text:p text:style-name="P3">Sovellus on yksinkertainen uutispalvelu, tarkoitettuna pienten ryhmien välisten uutisten ja tiedotteiden jakoon, jotka eivät vaadi moderointia tai käyttäjäspecifisiä oikeusia, kuten talonyhtiöt tai vanhempainyhdistykset. Tämän takia sovellus on hyvin kevyt, ja tietoturva riskejä ei ole. Sovelluksen ideana ei ole tarkoitus olla suuren yleisön käytössä.</text:p>
      <text:p text:style-name="P1"/>
      <text:p text:style-name="P1">Sovellukseen olisi voinut lisätä kategorisoinnin ja hakutoiminallisuuden. Lisäksi käytäjätunnukset ja autenthikaatio olisivat jatkossa hyvä lisä, jos palvelu laajenee.</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1T21:19:32.051920321</dc:date>
    <meta:editing-duration>PT6M4S</meta:editing-duration>
    <meta:editing-cycles>1</meta:editing-cycles>
    <meta:document-statistic meta:table-count="0" meta:image-count="0" meta:object-count="0" meta:page-count="1" meta:paragraph-count="3" meta:word-count="62" meta:character-count="533" meta:non-whitespace-character-count="474"/>
    <meta:generator>LibreOffice/5.1.6.2$Linux_X86_64 LibreOffice_project/10m0$Build-2</meta:generator>
  </office:meta>
</office:document-meta>
</file>